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Roboto" svg:font-family="Roboto, Arial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59cm" fo:orphans="2" fo:widows="2" fo:text-indent="0cm" style:auto-text-indent="false"/>
      <style:text-properties fo:font-variant="normal" fo:text-transform="none" fo:color="#1d2129" style:font-name="Helvetica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159cm" fo:orphans="2" fo:widows="2" fo:text-indent="0cm" style:auto-text-indent="false"/>
      <style:text-properties fo:font-variant="normal" fo:text-transform="none" fo:color="#1d2129" style:font-name="inherit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159cm" fo:margin-bottom="0.159cm" fo:orphans="2" fo:widows="2" fo:text-indent="0cm" style:auto-text-indent="false"/>
      <style:text-properties fo:font-variant="normal" fo:text-transform="none" fo:color="#1d2129" style:font-name="Helvetica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159cm" fo:margin-bottom="0.159cm" fo:orphans="2" fo:widows="2" fo:text-indent="0cm" style:auto-text-indent="false"/>
      <style:text-properties fo:font-variant="normal" fo:text-transform="none" fo:color="#1d2129" style:font-name="inherit" fo:font-size="10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Roboto" fo:letter-spacing="normal" fo:font-style="normal" fo:font-weight="normal"/>
    </style:style>
    <style:style style:name="T3" style:family="text">
      <style:text-properties fo:font-variant="normal" fo:text-transform="none" style:font-name="Times New Roman" fo:letter-spacing="normal" fo:font-style="normal" fo:font-weight="normal"/>
    </style:style>
    <style:style style:name="T4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zaliczenie pierwszego semestru:</text:p>
      <text:p text:style-name="P3">1. Krótki opis pracy, systemu jaki cel pracy V</text:p>
      <text:p text:style-name="P3">2. Schemat bazy danych V</text:p>
      <text:p text:style-name="P2">3. Diagram przypadków użycia (z uwzględnieniem różnych aktorów)</text:p>
      <text:p text:style-name="P4">4. Opisy poszczególnych funkcjonalności (w postaci scenariuszy)</text:p>
      <text:p text:style-name="P4">5. Technologie, które będą wykorzystane V</text:p>
      <text:p text:style-name="P4">6. Dokument zgłoszenia tematu</text:p>
      <text:p text:style-name="Standard"/>
      <text:p text:style-name="Standard"/>
      <text:p text:style-name="Standard"/>
      <text:p text:style-name="Standard">1. Krótki opis pracy systemu</text:p>
      <text:p text:style-name="Standard"/>
      <text:p text:style-name="Standard"><text:tab/><text:span text:style-name="T1">Format</text:span>: Aplikacja Web'owa</text:p>
      <text:p text:style-name="Standard"/>
      <text:p text:style-name="Standard"><text:tab/><text:span text:style-name="T1">Opis</text:span>: Aplikacja służy do informowania uczniów o postepach w nauce i ich wynikach <text:tab/>wyrażonych w skali ocen 1-6. Celem systemu jest ułatwienie dostępu dla uczniów do <text:tab/>aktualnych wyników w nauce, planowaniu strategi na zbliżający się koniec roku i <text:tab/>uniezależnieniu się od nośników papierowych (dzienników) które z racji dużej migracji <text:tab/>między nauczycielami narażone są na uszkodzenia bądź w ekstremalnym przypadku <text:tab/>zniszczenie/zgubienie. Każdy uczeń po zalogowaniu na konto ma możliwość <text:tab/>podglądu <text:tab/>obecnych ocen i uzyskania informacji o nich. Nauczyciele po zalogowaniu do <text:tab/>systemu <text:tab/>mają możliwość dodania oceny, i sprawdzenia obecności. Oceny dodawane są za <text:tab/>pomocą wartości liczbowych od 1-6 z predefiniowanymi wzorcami kategorii i określonymi <text:tab/>wagami dla konkretnej kategorii.</text:p>
      <text:p text:style-name="Standard"/>
      <text:p text:style-name="Standard">5.</text:p>
      <text:p text:style-name="Standard"><text:tab/>Front-End: HTML5 + SASS + React library (JS)</text:p>
      <text:p text:style-name="Standard"><text:tab/>Back-End: PHP +<text:span text:style-name="T4"> Framework </text:span><text:span text:style-name="T3">CodeIgniter</text:span></text:p>
      <text:p text:style-name="Standard"><text:tab/>Database: MySQL (SZBD: MariaDB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Roboto" svg:font-family="Roboto, Arial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44S</meta:editing-duration>
    <meta:editing-cycles>12</meta:editing-cycles>
    <meta:generator>OpenOffice/4.1.7$Win32 OpenOffice.org_project/417m1$Build-9800</meta:generator>
    <dc:date>2020-05-06T11:15:56.98</dc:date>
    <meta:document-statistic meta:table-count="0" meta:image-count="0" meta:object-count="0" meta:page-count="1" meta:paragraph-count="14" meta:word-count="176" meta:character-count="1248"/>
    <meta:user-defined meta:name="Info 1"/>
    <meta:user-defined meta:name="Info 2"/>
    <meta:user-defined meta:name="Info 3"/>
    <meta:user-defined meta:name="Info 4"/>
  </office:meta>
</office:document-meta>
</file>